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kassensatzung"/>Kassensatzung<text:bookmark-end text:name="kassensatzung"/></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3/treasury-ruleset" office:name=""><text:span text:style-name="Definition">https://blueprint.ecohubs.community/de/articles/rcos-templates/layer-3/treasury-ruleset</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3 — Wirtschafts- &amp; Ressourcensystem</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3-economic-resource-system#53-treasury-management" office:name=""><text:span text:style-name="Definition">§5.3</text:span></text:a>, <text:a xlink:type="simple" xlink:href="https://blueprint.ecohubs.community/de/articles/rcos-core/v0-1/layer-3-economic-resource-system#55-artifacts" office:name=""><text:span text:style-name="Definition">§5.5</text:span></text:a></text:p>
        </text:list-item>
      </text:list>
      <text:p text:style-name="Horizontal_20_Line"/>
      <text:h text:style-name="Heading_20_2" text:outline-level="2"><text:bookmark-start text:name="geltungsbereich-der-kasse"/>Geltungsbereich der Kasse<text:bookmark-end text:name="geltungsbereich-der-kasse"/></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1</text:span></text:span></text:a><text:span text:style-name="T2">, </text:span><text:a xlink:type="simple" xlink:href="https://blueprint.ecohubs.community/de/articles/rcos-core/v0-1/layer-3-economic-resource-system#55-artifacts" office:name=""><text:span text:style-name="Definition"><text:span text:style-name="T2">5.5.4</text:span></text:span></text:a></text:p>
      <text:p text:style-name="P3"><text:span text:style-name="T1">Begründung — Warum eine klare Grenze um die Gemeinschaftskasse ziehen</text:span></text:p>
      <text:p text:style-name="P3">Ohne eine ausdrückliche Abgrenzung kann jedes Geld, das in der Nähe der Gemeinschaft fließt — die persönliche Karte einer Gründerin, ein Nebenkonto, ein informeller Erstattungspool — schleichend als Gemeinschaftsgeld behandelt werden, mit allen Pflichten, die das mit sich bringt. Genau festzulegen, welche Konten zur Kasse gehören und welche nicht, schützt sowohl die Gemeinschaft als auch die Einzelpersonen, die aus eigener Tasche zahlen.</text:p>
      <text:p text:style-name="P4"><text:span text:style-name="T1">Anleitung — Wie ihr das ausfüllt</text:span></text:p>
      <text:p text:style-name="P4">Benennt jedes Konto, das zur Kasse gehört (Wallet, Bankkonto usw.), und stellt ausdrücklich fest, dass persönliche Mittel, die informell eingesetzt werden, nicht zur Kasse gehören und keine Verpflichtung der Gemeinschaft begründen.</text:p>
      <text:p text:style-name="First_20_paragraph"><text:span text:style-name="T2">&lt;Legt fest, welche Konten die Gemeinschaftskasse bilden — explizite Wallet-Adressen, Bankkonten usw. Stellt fest, dass jedes neue Kassenkonto vor dem Eingang von Geldern durch eine Strategische Entscheidung deklariert und genehmigt werden muss. Stellt fest, dass persönliche Mittel, die Betriebskosten decken, nicht zur Kasse gehören und keinen Rückzahlungsanspruch gegenüber der Gemeinschaft begründen.&gt;</text:span></text:p>
      <text:h text:style-name="Heading_20_2" text:outline-level="2"><text:bookmark-start text:name="einnahmequellen"/>Einnahmequellen<text:bookmark-end text:name="einnahmequell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2</text:span></text:span></text:a></text:p>
      <text:p text:style-name="P5"><text:span text:style-name="T1">Begründung — Warum alle Einnahmen über eine einzige deklarierte Liste laufen lassen</text:span></text:p>
      <text:p text:style-name="P5">Jede Einnahmequelle bringt Bedingungen mit sich — Berichtspflichten, Erwartungen, Abhängigkeitsrisiken. Wenn Einnahmekanäle informell entstehen können, werden diese Bedingungen angehängt, bevor die Gemeinschaft Gelegenheit hatte, sie abzuwägen. Eine deklarierte Liste, die nur durch Strategische Entscheidungen geändert wird, hält die Verpflichtungen der Gemeinschaft unter ihrer eigenen Kontrolle.</text:p>
      <text:p text:style-name="P6"><text:span text:style-name="T1">Anleitung — Wie ihr das ausfüllt</text:span></text:p>
      <text:p text:style-name="P6">Benennt jede Einnahmequelle, die die Gemeinschaft derzeit hat, und verweist auf das Binnenwirtschaftsprotokoll für die Regel, dass jeder neue Einnahmekanal eine Strategische Entscheidung erfordert.</text:p>
      <text:p text:style-name="First_20_paragraph"><text:span text:style-name="T2">&lt;Listet die aktuellen Einnahmequellen auf oder stellt fest, dass es keine gibt. Verweist auf den Abschnitt „Externe Einnahmeschnittstellen“ im Binnenwirtschaftsprotokoll.&gt;</text:span></text:p>
      <text:h text:style-name="Heading_20_2" text:outline-level="2"><text:bookmark-start text:name="ausgabenbefugnis"/>Ausgabenbefugnis<text:bookmark-end text:name="ausgabenbefugnis"/></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3</text:span></text:span></text:a><text:span text:style-name="T2">, </text:span><text:a xlink:type="simple" xlink:href="https://blueprint.ecohubs.community/de/articles/rcos-core/v0-1/layer-3-economic-resource-system#57-explicitness-rules" office:name=""><text:span text:style-name="Definition"><text:span text:style-name="T2">5.7.1</text:span></text:span></text:a></text:p>
      <text:p text:style-name="P7"><text:span text:style-name="T1">Begründung — Warum Schwellenwerte in einer Tabelle festhalten</text:span></text:p>
      <text:p text:style-name="P7">Wenn die Ausgabenbefugnis vage ist, treten zwei Fehlermodi auf: Entweder eskaliert jede kleine Entscheidung und nichts wird erledigt, oder eine einzelne Stewardship-Person häuft still Ermessensspielraum an, den ihr niemand je per Abstimmung eingeräumt hat. Eine Tabelle mit Beträgen, Entscheidungstypen und befugten Gremien beseitigt die Mehrdeutigkeit und macht unautorisierte Ausgaben sofort sichtbar.</text:p>
      <text:p text:style-name="P8"><text:span text:style-name="T1">Anleitung — Wie ihr das ausfüllt</text:span></text:p>
      <text:p text:style-name="P8">Definiert Ausgabenstufen nach Betrag sowie den Entscheidungstyp, das befugte Gremium und den Mechanismus für jede Stufe. Mehrjährige Verträge und Schulden sollten in einer eigenen (konstitutionellen) Stufe steh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Betrag</text:p>
            </table:table-cell>
            <table:table-cell table:style-name="TableHeaderRowCell" office:value-type="string">
              <text:p text:style-name="Table_20_Heading">Entscheidungstyp</text:p>
            </table:table-cell>
            <table:table-cell table:style-name="TableHeaderRowCell" office:value-type="string">
              <text:p text:style-name="Table_20_Heading">Befugtes Gremium</text:p>
            </table:table-cell>
            <table:table-cell table:style-name="TableHeaderRowCell" office:value-type="string">
              <text:p text:style-name="Table_20_Heading">Mechanismus</text:p>
            </table:table-cell>
          </table:table-row>
        </table:table-header-rows>
        <table:table-row>
          <table:table-cell table:style-name="TableRowCell" office:value-type="string">
            <text:p text:style-name="P10"><text:span text:style-name="T2">&lt;Bis zur delegierten Grenze (z. B.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Jeder Betrag über der delegierten Grenze&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Mehrjährige Verträge, Schulden oder strukturelle finanzielle Verpflichtungen&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ehrheit + Ratifizierung&gt;</text:span></text:p>
          </table:table-cell>
        </table:table-row>
      </table:table>
      <text:h text:style-name="Heading_20_2" text:outline-level="2"><text:bookmark-start text:name="transparenz-und-berichtswesen"/>Transparenz und Berichtswesen<text:bookmark-end text:name="transparenz-und-berichtswes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4</text:span></text:span></text:a><text:span text:style-name="T2">, </text:span><text:a xlink:type="simple" xlink:href="https://blueprint.ecohubs.community/de/articles/rcos-core/v0-1/layer-3-economic-resource-system#53-treasury-management" office:name=""><text:span text:style-name="Definition"><text:span text:style-name="T2">5.3.5</text:span></text:span></text:a><text:span text:style-name="T2">, </text:span><text:a xlink:type="simple" xlink:href="https://blueprint.ecohubs.community/de/articles/rcos-core/v0-1/layer-3-economic-resource-system#56-layer-invariants" office:name=""><text:span text:style-name="Definition"><text:span text:style-name="T2">5.6.1</text:span></text:span></text:a></text:p>
      <text:p text:style-name="P11"><text:span text:style-name="T1">Begründung — Warum Transparenz zum Standard machen statt zum Feature</text:span></text:p>
      <text:p text:style-name="P11">Intransparenz in der Kasse potenziert sich: Eine fehlende Offenlegung lädt zur nächsten ein, und bald können die Mitglieder nicht mehr überprüfen, ob das Geld der Gemeinschaft so verwaltet wird, wie sie es vereinbart haben. Echtzeit-Sichtbarkeit als Ausgangslage zu setzen — und jede Ausnahme namentlich, begründet und zeitlich begrenzt zu verlangen — hält die Prüfbarkeit für jedes Mitglied erreichbar, nicht nur für Stewards.</text:p>
      <text:p text:style-name="P12"><text:span text:style-name="T1">Anleitung — Wie ihr das ausfüllt</text:span></text:p>
      <text:p text:style-name="P12">Legt den Sichtbarkeitsstandard für jedes Kassenkonto fest. Wo direkte Einsicht nicht möglich ist (z. B. bei manchen Bankkonten), definiert einen periodischen Berichtszyklus mit einer namentlich benannten verantwortlichen Person.</text:p>
      <text:list text:style-name="L3">
        <text:list-item>
          <text:p text:style-name="P13"><text:span text:style-name="T2">&lt;Primäre Kasse (z. B. Safe Multi-Sig): Alle Vollmitglieder haben mindestens Lesezugriff; Echtzeit-Sichtbarkeit.&gt;</text:span></text:p>
        </text:list-item>
        <text:list-item>
          <text:p text:style-name="P13"><text:span text:style-name="T2">&lt;Andere deklarierte Konten: direkter Mehrbenutzerzugriff zum Lesen, falls unterstützt; andernfalls periodische Saldo- und Transaktionsübersicht.&gt;</text:span></text:p>
        </text:list-item>
        <text:list-item>
          <text:p text:style-name="P13"><text:span text:style-name="T2">&lt;Alle Ausgabenentscheidungen verweisen auf den verknüpften Governance-Eintrag (Abstimmungs-ID oder delegiertes Entscheidungsprotokoll).&gt;</text:span></text:p>
        </text:list-item>
      </text:list>
      <text:h text:style-name="Heading_20_2" text:outline-level="2"><text:bookmark-start text:name="rücklagen--risiko--und-schuldenbeschränkungen"/>Rücklagen-, Risiko- und Schuldenbeschränkungen<text:bookmark-end text:name="rücklagen--risiko--und-schuldenbeschränkung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6</text:span></text:span></text:a></text:p>
      <text:p text:style-name="P14"><text:span text:style-name="T1">Begründung — Warum Schulden und langfristige Verpflichtungen standardmäßig sperren</text:span></text:p>
      <text:p text:style-name="P14">Schulden und wiederkehrende Verpflichtungen binden die Gemeinschaft über die aktuellen Mitglieder hinaus — zukünftige Mitglieder erben die Verpflichtungen. Sie nur zuzulassen, wenn eine Strategische Abstimmung sie ausdrücklich genehmigt, verhindert, dass langfristige Bindungen beiläufig eingegangen werden, und bewahrt die Möglichkeit, schlank zu bleiben.</text:p>
      <text:p text:style-name="P15"><text:span text:style-name="T1">Anleitung — Wie ihr das ausfüllt</text:span></text:p>
      <text:p text:style-name="P15">Legt die Regeln zu Schulden, wiederkehrenden Verpflichtungen, Rücklagen und außerhalb der Kasse geführten Finanzinstrumenten fest. Standard ist „nicht erlaubt ohne Strategische Abstimmung“ für alles, was die Zukunft bindet.</text:p>
      <text:list text:style-name="L4">
        <text:list-item>
          <text:p text:style-name="P16"><text:span text:style-name="T1">Schulden:</text:span> <text:span text:style-name="T2">&lt;nur per Strategischer Abstimmung zulässig.&gt;</text:span></text:p>
        </text:list-item>
        <text:list-item>
          <text:p text:style-name="P16"><text:span text:style-name="T1">Langfristige Verpflichtungen:</text:span> <text:span text:style-name="T2">&lt;wiederkehrende Kosten / Verträge nur per Strategischer Abstimmung zulässig.&gt;</text:span></text:p>
        </text:list-item>
        <text:list-item>
          <text:p text:style-name="P16"><text:span text:style-name="T1">Rücklage:</text:span> <text:span text:style-name="T2">&lt;Rücklagenziel, oder feststellen, dass noch keines definiert ist.&gt;</text:span></text:p>
        </text:list-item>
        <text:list-item>
          <text:p text:style-name="P16"><text:span text:style-name="T1">Außerhalb der Kasse geführte Instrumente:</text:span> <text:span text:style-name="T2">&lt;Darlehen, Investitionen, Bürgschaften nur per Strategischer Abstimmung.&gt;</text:span></text:p>
        </text:list-item>
      </text:list>
      <text:h text:style-name="Heading_20_2" text:outline-level="2"><text:bookmark-start text:name="interessenkonfliktregeln"/>Interessenkonfliktregeln<text:bookmark-end text:name="interessenkonfliktregeln"/></text:h>
      <text:p text:style-name="First_20_paragraph"><text:span text:style-name="T2">RCOS-Klauseln: </text:span><text:a xlink:type="simple" xlink:href="https://blueprint.ecohubs.community/de/articles/rcos-core/v0-1/layer-3-economic-resource-system#54-accumulation-constraints" office:name=""><text:span text:style-name="Definition"><text:span text:style-name="T2">5.4.3</text:span></text:span></text:a></text:p>
      <text:p text:style-name="P17"><text:span text:style-name="T1">Begründung — Warum Selbstgenehmigung komplett verbieten</text:span></text:p>
      <text:p text:style-name="P17">Selbst gut meinende Menschen neigen unbewusst dazu, Entscheidungen zu ihren eigenen Gunsten zu kippen; eine Regel, die Offenlegung und Enthaltung verlangt, beseitigt die subjektive Einschätzung und den sozialen Druck, jemandem „einfach zu vertrauen“. Die Selbstgenehmigung von Ausgaben ist der häufigste Weg, auf dem kleine Governance-Systeme still ihre Integrität verlieren — daher wird die Regel unmissverständlich formuliert.</text:p>
      <text:p text:style-name="P18"><text:span text:style-name="T1">Anleitung — Wie ihr das ausfüllt</text:span></text:p>
      <text:p text:style-name="P18">Formuliert die Regel gegen Selbstgenehmigung und die Regel zur Offenlegung und Enthaltung für jedes Mitglied mit einem direkten finanziellen Interesse an einer Ausgabenentscheidung.</text:p>
      <text:list text:style-name="L5">
        <text:list-item>
          <text:p text:style-name="P19"><text:span text:style-name="T2">&lt;Antragstellende dürfen ihre eigenen Ausgabenanträge nicht genehmigen.&gt;</text:span></text:p>
        </text:list-item>
        <text:list-item>
          <text:p text:style-name="P19"><text:span text:style-name="T2">&lt;Mitglieder mit einem direkten finanziellen Interesse an einer Ausgabenentscheidung müssen dieses offenlegen und sich enthalten.&gt;</text:span></text:p>
        </text:list-item>
        <text:list-item>
          <text:p text:style-name="P19"><text:span text:style-name="T2">&lt;Kassenverantwortliche dürfen keine einseitigen Ausgaben über die delegierte Grenze hinaus autorisieren.&gt;</text:span></text:p>
        </text:list-item>
      </text:list>
      <text:p text:style-name="Horizontal_20_Line"/>
      <text:h text:style-name="Heading_20_2" text:outline-level="2"><text:bookmark-start text:name="ratifizierungsnachweis"/>Ratifizierungsnachweis<text:bookmark-end text:name="ratifizierungsnachweis"/></text:h>
      <text:list text:style-name="L6">
        <text:list-item>
          <text:p text:style-name="P20"><text:span text:style-name="T1">Angenommen am:</text:span> </text:p>
        </text:list-item>
        <text:list-item>
          <text:p text:style-name="P20"><text:span text:style-name="T1">Entscheidungstyp:</text:span> Strategisch</text:p>
        </text:list-item>
        <text:list-item>
          <text:p text:style-name="P20"><text:span text:style-name="T1">Version:</text:span> </text:p>
        </text:list-item>
        <text:list-item>
          <text:p text:style-name="P20"><text:span text:style-name="T1">Entscheidungsnachweis:</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Kassensatzung</meta:user-defined>
  </office:meta>
</office:document-meta>
</file>